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2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width="0cm" svg:stroke-color="#e6e6e6" draw:marker-start-width="0cm" draw:marker-end-width="0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svg:stroke-color="#e6e6e6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solid" draw:stroke-dash="Line_20_with_20_Fine_20_Dots" svg:stroke-width="0.2cm" draw:marker-start-width="0cm" draw:marker-end-width="0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solid" draw:stroke-dash="Line_20_with_20_Fine_20_Dots" svg:stroke-width="0cm" svg:stroke-color="#c0c0c0" draw:textarea-horizontal-align="center" draw:textarea-vertical-align="middle"/>
    </style:style>
    <style:style style:name="gr6" style:family="graphic" style:parent-style-name="standard">
      <style:graphic-properties draw:stroke="none" draw:stroke-dash="Line_20_with_20_Fine_20_Dots" svg:stroke-width="0.2cm" svg:stroke-color="#000000" draw:fill="none" draw:fill-color="#ffffff" draw:textarea-horizontal-align="left" draw:auto-grow-height="true" draw:auto-grow-width="true" fo:min-height="0.55cm" fo:min-width="0cm" fo:padding-top="0.225cm" fo:padding-bottom="0.225cm" fo:padding-left="0.35cm" fo:padding-right="0.35cm"/>
    </style:style>
    <style:style style:name="gr7" style:family="graphic" style:parent-style-name="standard">
      <style:graphic-properties draw:stroke="solid" draw:stroke-dash="Line_20_with_20_Fine_20_Dots" svg:stroke-width="0cm" svg:stroke-color="#c0c0c0" draw:marker-start-width="0cm" draw:marker-end-width="0cm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draw:stroke-dash="Line_20_with_20_Fine_20_Dots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gr9" style:family="graphic" style:parent-style-name="standard">
      <style:graphic-properties draw:stroke="solid" draw:stroke-dash="Line_20_with_20_Fine_20_Dots" svg:stroke-width="0cm" svg:stroke-color="#c0c0c0" draw:marker-start-width="0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solid" draw:stroke-dash="Line_20_with_20_Fine_20_Dots" svg:stroke-width="0cm" svg:stroke-color="#c0c0c0"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stroke-dash="Line_20_with_20_Fine_20_Dots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draw:stroke-dash="Line_20_with_20_Fine_20_Dots" svg:stroke-width="0cm" svg:stroke-color="#c0c0c0" draw:textarea-vertical-align="middle" draw:auto-grow-height="false" fo:min-height="0.749cm" fo:min-width="0.499cm" fo:wrap-option="wrap"/>
    </style:style>
    <style:style style:name="gr13" style:family="graphic" style:parent-style-name="standard">
      <style:graphic-properties draw:stroke="solid" draw:stroke-dash="Line_20_with_20_Fine_20_Dots" svg:stroke-width="0cm" svg:stroke-color="#808080" draw:textarea-horizontal-align="center" draw:textarea-vertical-align="middle"/>
    </style:style>
    <style:style style:name="gr14" style:family="graphic" style:parent-style-name="objectwithoutfill">
      <style:graphic-properties draw:stroke="solid" draw:stroke-dash="Line_20_with_20_Fine_20_Dots" svg:stroke-width="0cm" svg:stroke-color="#808080" draw:fill="none" draw:textarea-horizontal-align="center" draw:textarea-vertical-align="middle"/>
    </style:style>
    <style:style style:name="gr15" style:family="graphic" style:parent-style-name="standard">
      <style:graphic-properties draw:stroke="none" draw:stroke-dash="Line_20_with_20_Fine_20_Dots" svg:stroke-width="0cm" svg:stroke-color="#c0c0c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withoutfill">
      <style:graphic-properties draw:stroke="solid" draw:stroke-dash="Line_20_with_20_Fine_20_Dots" svg:stroke-width="0cm" svg:stroke-color="#c0c0c0" draw:fill="none" draw:textarea-horizontal-align="center" draw:textarea-vertical-align="middle"/>
    </style:style>
    <style:style style:name="gr17" style:family="graphic" style:parent-style-name="standard">
      <style:graphic-properties draw:stroke="solid" draw:stroke-dash="Line_20_with_20_Fine_20_Dots" svg:stroke-width="0cm" svg:stroke-color="#c0c0c0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draw:stroke-dash="Line_20_with_20_Fine_20_Dots" svg:stroke-width="0cm" svg:stroke-color="#000000" draw:fill="none" draw:fill-color="#ffffff" draw:textarea-horizontal-align="left" draw:auto-grow-height="true" draw:auto-grow-width="false" fo:min-height="0cm" fo:min-width="4cm"/>
    </style:style>
    <style:style style:name="gr19" style:family="graphic" style:parent-style-name="standard">
      <style:graphic-properties svg:stroke-width="0.2cm" svg:stroke-color="#333333" draw:fill="solid" draw:fill-color="#ffffff" draw:textarea-horizontal-align="center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svg:stroke-width="0.2cm" svg:stroke-color="#000000" draw:fill="solid" draw:fill-color="#ffffff" draw:textarea-horizontal-align="center" draw:textarea-vertical-align="middle" fo:padding-top="0.225cm" fo:padding-bottom="0.225cm" fo:padding-left="0.35cm" fo:padding-right="0.35cm"/>
    </style:style>
    <style:style style:name="gr21" style:family="graphic" style:parent-style-name="standard">
      <style:graphic-properties svg:stroke-width="0cm" svg:stroke-color="#c0c0c0" draw:marker-start="Arrow" draw:marker-start-width="0.3cm" draw:marker-end="Arrow" draw:marker-end-width="0.3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22" style:family="graphic" style:parent-style-name="objectwithoutfill">
      <style:graphic-properties svg:stroke-width="0cm" svg:stroke-color="#c0c0c0" draw:marker-start-width="0cm" draw:marker-end-width="0cm" draw:fill="none" draw:fill-color="#ffffff" draw:textarea-horizontal-align="center" draw:textarea-vertical-align="middle" fo:padding-top="0.125cm" fo:padding-bottom="0.125cm" fo:padding-left="0.25cm" fo:padding-right="0.25cm"/>
    </style:style>
    <style:style style:name="gr23" style:family="graphic" style:parent-style-name="standard">
      <style:graphic-properties svg:stroke-width="0cm" svg:stroke-color="#c0c0c0" draw:marker-start-width="0cm" draw:marker-end="Arrow" draw:marker-end-width="0.3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0.5pt" style:font-size-asian="10.5pt" style:font-size-complex="10.5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1cm" svg:y1="15.5cm" svg:x2="13.1cm" svg:y2="12.5cm">
          <text:p/>
        </draw:line>
        <draw:custom-shape draw:style-name="gr2" draw:text-style-name="P1" draw:layer="layout" svg:width="4.5cm" svg:height="4.5cm" svg:x="7.7cm" svg:y="2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5cm" svg:y1="5cm" svg:x2="6.5cm" svg:y2="7cm">
          <text:p/>
        </draw:line>
        <draw:line draw:style-name="gr4" draw:text-style-name="P1" draw:layer="layout" svg:x1="8.042cm" svg:y1="4.394cm" svg:x2="9.858cm" svg:y2="2.406cm">
          <text:p/>
        </draw:line>
        <draw:line draw:style-name="gr4" draw:text-style-name="P1" draw:layer="layout" svg:x1="7.989cm" svg:y1="7.365cm" svg:x2="9.71cm" svg:y2="9.436cm">
          <text:p/>
        </draw:line>
        <draw:line draw:style-name="gr5" draw:text-style-name="P1" draw:layer="layout" svg:x1="9cm" svg:y1="3.5cm" svg:x2="9cm" svg:y2="8.5cm">
          <text:p/>
        </draw:line>
        <draw:line draw:style-name="gr5" draw:text-style-name="P1" draw:layer="layout" svg:x1="6.5cm" svg:y1="6cm" svg:x2="11.5cm" svg:y2="6cm">
          <text:p/>
        </draw:line>
        <draw:frame draw:style-name="gr6" draw:text-style-name="P2" draw:layer="layout" svg:width="3.14cm" svg:height="1cm" svg:x="2.417cm" svg:y="1.5cm">
          <draw:text-box>
            <text:p><text:span text:style-name="T1">Plane Shape</text:span></text:p>
          </draw:text-box>
        </draw:frame>
        <draw:line draw:style-name="gr7" draw:text-style-name="P1" draw:layer="layout" svg:x1="8cm" svg:y1="4.4cm" svg:x2="8cm" svg:y2="2.4cm">
          <text:p/>
        </draw:line>
        <draw:line draw:style-name="gr7" draw:text-style-name="P1" draw:layer="layout" svg:x1="7.9cm" svg:y1="9.4cm" svg:x2="7.9cm" svg:y2="7.4cm">
          <text:p/>
        </draw:line>
        <draw:frame draw:style-name="gr8" draw:text-style-name="P3" draw:layer="layout" svg:width="1.21cm" svg:height="0.883cm" svg:x="7.69cm" svg:y="3cm">
          <draw:text-box>
            <text:p><text:span text:style-name="T2">30'</text:span></text:p>
          </draw:text-box>
        </draw:frame>
        <draw:frame draw:style-name="gr8" draw:text-style-name="P3" draw:layer="layout" svg:width="1.21cm" svg:height="0.883cm" svg:x="7.69cm" svg:y="8cm">
          <draw:text-box>
            <text:p><text:span text:style-name="T2">30'</text:span></text:p>
          </draw:text-box>
        </draw:frame>
        <draw:frame draw:style-name="gr8" draw:text-style-name="P3" draw:layer="layout" svg:width="1.329cm" svg:height="0.883cm" svg:x="9.5cm" svg:y="2.617cm">
          <draw:text-box>
            <text:p><text:span text:style-name="T2">5x3</text:span></text:p>
          </draw:text-box>
        </draw:frame>
        <draw:frame draw:style-name="gr8" draw:text-style-name="P3" draw:layer="layout" svg:width="1.329cm" svg:height="0.883cm" svg:x="9.5cm" svg:y="8.617cm">
          <draw:text-box>
            <text:p><text:span text:style-name="T2">5x3</text:span></text:p>
          </draw:text-box>
        </draw:frame>
        <draw:frame draw:style-name="gr8" draw:text-style-name="P3" draw:layer="layout" svg:width="1.329cm" svg:height="0.883cm" svg:x="5.171cm" svg:y="5.5cm">
          <draw:text-box>
            <text:p><text:span text:style-name="T2">3x3</text:span></text:p>
          </draw:text-box>
        </draw:frame>
        <draw:frame draw:style-name="gr8" draw:text-style-name="P4" draw:layer="layout" svg:width="4.228cm" svg:height="0.862cm" svg:x="11.9cm" svg:y="4.1cm">
          <draw:text-box>
            <text:p><text:span text:style-name="T3">Scatterers (RCS=1m)</text:span></text:p>
          </draw:text-box>
        </draw:frame>
        <draw:line draw:style-name="gr9" draw:text-style-name="P5" draw:layer="layout" svg:x1="12.2cm" svg:y1="4.6cm" svg:x2="9.7cm" svg:y2="5.1cm">
          <text:p/>
        </draw:line>
        <draw:line draw:style-name="gr10" draw:text-style-name="P5" draw:layer="layout" svg:x1="6.6cm" svg:y1="6.3cm" svg:x2="9.1cm" svg:y2="6.3cm">
          <text:p/>
        </draw:line>
        <draw:frame draw:style-name="gr11" draw:text-style-name="P3" draw:layer="layout" svg:width="1.044cm" svg:height="0.683cm" svg:x="7.1cm" svg:y="6.2cm">
          <draw:text-box>
            <text:p><text:span text:style-name="T2">5m</text:span></text:p>
          </draw:text-box>
        </draw:frame>
        <draw:frame draw:style-name="gr6" draw:text-style-name="P2" draw:layer="layout" svg:width="3.085cm" svg:height="1cm" svg:x="2.417cm" svg:y="10.5cm">
          <draw:text-box>
            <text:p><text:span text:style-name="T1">Plate Details</text:span></text:p>
          </draw:text-box>
        </draw:frame>
        <draw:line draw:style-name="gr5" draw:text-style-name="P5" draw:layer="layout" svg:x1="5.5cm" svg:y1="15.5cm" svg:x2="14.5cm" svg:y2="15.5cm">
          <text:p/>
        </draw:line>
        <draw:line draw:style-name="gr5" draw:text-style-name="P5" draw:layer="layout" svg:x1="9.9cm" svg:y1="12cm" svg:x2="9.9cm" svg:y2="19cm">
          <text:p/>
        </draw:line>
        <draw:custom-shape draw:style-name="gr12" draw:text-style-name="P5" draw:layer="layout" svg:width="0.5cm" svg:height="1.501cm" draw:transform="rotate (2.87333554755772) translate (4.288cm 15.94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5" draw:text-style-name="P5" draw:layer="layout" svg:x1="4cm" svg:y1="15cm" svg:x2="4cm" svg:y2="16cm">
          <text:p/>
        </draw:line>
        <draw:line draw:style-name="gr5" draw:text-style-name="P5" draw:layer="layout" svg:x1="3.5cm" svg:y1="16cm" svg:x2="4.5cm" svg:y2="16cm">
          <text:p/>
        </draw:line>
        <draw:frame draw:style-name="gr11" draw:text-style-name="P3" draw:layer="layout" svg:width="1.56cm" svg:height="0.683cm" svg:x="3.3cm" svg:y="15.9cm">
          <draw:text-box>
            <text:p><text:span text:style-name="T2">Radar</text:span></text:p>
          </draw:text-box>
        </draw:frame>
        <draw:line draw:style-name="gr13" draw:text-style-name="P5" draw:layer="layout" svg:x1="9.9cm" svg:y1="15.5cm" svg:x2="10.9cm" svg:y2="14.5cm">
          <text:p/>
        </draw:line>
        <draw:line draw:style-name="gr14" draw:text-style-name="P5" draw:layer="layout" svg:x1="9.922cm" svg:y1="15.137cm" svg:x2="10.1cm" svg:y2="15.315cm">
          <text:p/>
        </draw:line>
        <draw:frame draw:style-name="gr11" draw:text-style-name="P3" draw:layer="layout" svg:width="5.912cm" svg:height="0.683cm" svg:x="11.6cm" svg:y="14.192cm">
          <draw:text-box>
            <text:p><text:span text:style-name="T2">(Plate makes angle with Y-axis)</text:span></text:p>
          </draw:text-box>
        </draw:frame>
        <draw:frame draw:style-name="gr11" draw:text-style-name="P3" draw:layer="layout" svg:width="1.882cm" svg:height="0.683cm" svg:x="11.7cm" svg:y="13.6cm">
          <draw:text-box>
            <text:p><text:span text:style-name="T2">p_angle</text:span></text:p>
          </draw:text-box>
        </draw:frame>
        <draw:frame draw:style-name="gr6" draw:text-style-name="P2" draw:layer="layout" svg:width="3.839cm" svg:height="1cm" svg:x="2.417cm" svg:y="20.9cm">
          <draw:text-box>
            <text:p><text:span text:style-name="T1">Scatterer Details</text:span></text:p>
          </draw:text-box>
        </draw:frame>
        <draw:line draw:style-name="gr5" draw:text-style-name="P5" draw:layer="layout" svg:x1="5.1cm" svg:y1="24.5cm" svg:x2="15.1cm" svg:y2="24.5cm">
          <text:p/>
        </draw:line>
        <draw:line draw:style-name="gr5" draw:text-style-name="P5" draw:layer="layout" svg:x1="9.9cm" svg:y1="20.5cm" svg:x2="9.9cm" svg:y2="28.5cm">
          <text:p/>
        </draw:line>
        <draw:frame draw:style-name="gr11" draw:text-style-name="P3" draw:layer="layout" svg:width="0.718cm" svg:height="0.683cm" svg:x="6.782cm" svg:y="23.5cm">
          <draw:text-box>
            <text:p><text:span text:style-name="T2">6</text:span></text:p>
          </draw:text-box>
        </draw:frame>
        <draw:frame draw:style-name="gr11" draw:text-style-name="P3" draw:layer="layout" svg:width="0.718cm" svg:height="0.683cm" svg:x="8.282cm" svg:y="26.5cm">
          <draw:text-box>
            <text:p><text:span text:style-name="T2">5</text:span></text:p>
          </draw:text-box>
        </draw:frame>
        <draw:frame draw:style-name="gr11" draw:text-style-name="P3" draw:layer="layout" svg:width="0.718cm" svg:height="0.683cm" svg:x="11.782cm" svg:y="26cm">
          <draw:text-box>
            <text:p><text:span text:style-name="T2">4</text:span></text:p>
          </draw:text-box>
        </draw:frame>
        <draw:frame draw:style-name="gr11" draw:text-style-name="P3" draw:layer="layout" svg:width="0.718cm" svg:height="0.683cm" svg:x="12.282cm" svg:y="23.817cm">
          <draw:text-box>
            <text:p><text:span text:style-name="T2">3</text:span></text:p>
          </draw:text-box>
        </draw:frame>
        <draw:frame draw:style-name="gr11" draw:text-style-name="P3" draw:layer="layout" svg:width="0.718cm" svg:height="0.683cm" svg:x="11cm" svg:y="21.817cm">
          <draw:text-box>
            <text:p><text:span text:style-name="T2">2</text:span></text:p>
          </draw:text-box>
        </draw:frame>
        <draw:frame draw:style-name="gr11" draw:text-style-name="P3" draw:layer="layout" svg:width="0.718cm" svg:height="0.683cm" svg:x="8cm" svg:y="21.817cm">
          <draw:text-box>
            <text:p><text:span text:style-name="T2">1</text:span></text:p>
          </draw:text-box>
        </draw:frame>
        <draw:frame draw:style-name="gr15" draw:text-style-name="P3" draw:layer="layout" svg:width="2.081cm" svg:height="0.683cm" svg:x="5cm" svg:y="22.817cm">
          <draw:text-box>
            <text:p><text:span text:style-name="T2">ang_scat</text:span></text:p>
          </draw:text-box>
        </draw:frame>
        <draw:frame draw:style-name="gr11" draw:text-style-name="P3" draw:layer="layout" svg:width="4.968cm" svg:height="1.115cm" svg:x="2cm" svg:y="24cm">
          <draw:text-box>
            <text:p><text:span text:style-name="T2">(Angle made by scatterer </text:span></text:p>
            <text:p><text:span text:style-name="T2">With x axis)</text:span></text:p>
          </draw:text-box>
        </draw:frame>
        <draw:path draw:style-name="gr16" draw:text-style-name="P5" draw:layer="layout" svg:width="0.952cm" svg:height="0.299cm" draw:transform="rotate (0.981747704246625) translate (4.30950027761681cm 14.13464341661cm)" svg:viewBox="0 0 953 300" svg:d="m0 22891c296-54 634 4 854 225l99 56">
          <text:p/>
        </draw:path>
        <draw:path draw:style-name="gr16" draw:text-style-name="P5" draw:layer="layout" svg:width="0.795cm" svg:height="0.308cm" draw:transform="rotate (-1.25035387612969) translate (4.8634107880578cm 16.4679414810238cm)" svg:viewBox="0 0 796 309" svg:d="m0 1441c273 29 612 15 779-250l17-48">
          <text:p/>
        </draw:path>
        <draw:polyline draw:style-name="gr16" draw:text-style-name="P5" draw:layer="layout" svg:width="0.259cm" svg:height="0.208cm" draw:transform="rotate (-0.219213354051633) translate (4.86023371928416cm 13.4524625008387cm)" svg:viewBox="0 0 260 209" draw:points="0,24153 260,24147 254,24356">
          <text:p/>
        </draw:polyline>
        <draw:polyline draw:style-name="gr16" draw:text-style-name="P5" draw:layer="layout" svg:width="0.264cm" svg:height="0.184cm" draw:transform="rotate (-1.25035387612969) translate (5.063cm 17.096cm)" svg:viewBox="0 0 265 185" draw:points="0,1159 265,1167 153,1344">
          <text:p/>
        </draw:polyline>
        <draw:frame draw:style-name="gr11" draw:text-style-name="P3" draw:layer="layout" svg:width="1.141cm" svg:height="0.683cm" svg:x="4.61cm" svg:y="12.958cm">
          <draw:text-box>
            <text:p><text:span text:style-name="T2">+ve</text:span></text:p>
          </draw:text-box>
        </draw:frame>
        <draw:frame draw:style-name="gr11" draw:text-style-name="P3" draw:layer="layout" svg:width="1.044cm" svg:height="0.683cm" svg:x="4.936cm" svg:y="17.1cm">
          <draw:text-box>
            <text:p><text:span text:style-name="T2">-ve</text:span></text:p>
          </draw:text-box>
        </draw:frame>
        <draw:line draw:style-name="gr13" draw:text-style-name="P5" draw:layer="layout" svg:x1="10.9cm" svg:y1="14.5cm" svg:x2="12.9cm" svg:y2="12.5cm">
          <text:p/>
        </draw:line>
        <draw:line draw:style-name="gr17" draw:text-style-name="P5" draw:layer="layout" svg:x1="11.8cm" svg:y1="14.2cm" svg:x2="10cm" svg:y2="15cm">
          <text:p/>
        </draw:line>
        <draw:path draw:style-name="gr14" draw:text-style-name="P5" draw:layer="layout" svg:width="0.863cm" svg:height="0.425cm" draw:transform="rotate (-0.24609142453234) translate (12.6224263362594cm 12.0453591835796cm)" svg:viewBox="0 0 864 426" svg:d="m0 17229c271-37 609-16 772 252l92 160">
          <text:p/>
        </draw:path>
        <draw:line draw:style-name="gr14" draw:text-style-name="P5" draw:layer="layout" svg:x1="13.204cm" svg:y1="12.593cm" svg:x2="13.433cm" svg:y2="12.72cm">
          <text:p/>
        </draw:line>
        <draw:line draw:style-name="gr14" draw:text-style-name="P5" draw:layer="layout" svg:x1="13.408cm" svg:y1="12.466cm" svg:x2="13.408cm" svg:y2="12.669cm">
          <text:p/>
        </draw:line>
        <draw:frame draw:style-name="gr11" draw:text-style-name="P3" draw:layer="layout" svg:width="1.044cm" svg:height="0.683cm" svg:x="13.2cm" svg:y="12.573cm">
          <draw:text-box>
            <text:p><text:span text:style-name="T2">-ve</text:span></text:p>
          </draw:text-box>
        </draw:frame>
        <draw:path draw:style-name="gr14" draw:text-style-name="P5" draw:layer="layout" svg:width="0.924cm" svg:height="0.459cm" draw:transform="rotate (1.98984988019836) translate (13.5293168726845cm 12.2678246774956cm)" svg:viewBox="0 0 925 460" svg:d="m0 15186c311 48 607-122 816-333l109-119">
          <text:p/>
        </draw:path>
        <draw:polyline draw:style-name="gr14" draw:text-style-name="P5" draw:layer="layout" svg:width="0.259cm" svg:height="0.125cm" draw:transform="rotate (-2.92237929953994) translate (13.4342101009031cm 11.4896429789407cm)" svg:viewBox="0 0 260 126" draw:points="0,-28152 260,-28146 158,-28272">
          <text:p/>
        </draw:polyline>
        <draw:frame draw:style-name="gr11" draw:text-style-name="P3" draw:layer="layout" svg:width="1.141cm" svg:height="0.683cm" svg:x="12.2cm" svg:y="10.9cm">
          <draw:text-box>
            <text:p><text:span text:style-name="T2">+ve</text:span></text:p>
          </draw:text-box>
        </draw:frame>
        <draw:frame draw:style-name="gr11" draw:text-style-name="P3" draw:layer="layout" svg:width="2.039cm" svg:height="0.683cm" draw:transform="rotate (-0.781558439044099) translate (8.981cm 22.5cm)">
          <draw:text-box>
            <text:p><text:span text:style-name="T2">dist_scat</text:span></text:p>
          </draw:text-box>
        </draw:frame>
        <draw:line draw:style-name="gr10" draw:text-style-name="P5" draw:layer="layout" svg:x1="4.9cm" svg:y1="25cm" svg:x2="9.9cm" svg:y2="25cm">
          <text:p/>
        </draw:line>
        <draw:frame draw:style-name="gr11" draw:text-style-name="P3" draw:layer="layout" svg:width="1.78cm" svg:height="0.683cm" svg:x="5.9cm" svg:y="24.9cm">
          <draw:text-box>
            <text:p><text:span text:style-name="T2">ref_dist</text:span></text:p>
          </draw:text-box>
        </draw:frame>
        <draw:frame draw:style-name="gr11" draw:text-style-name="P3" draw:layer="layout" svg:width="4.905cm" svg:height="0.683cm" svg:x="2.1cm" svg:y="27.5cm">
          <draw:text-box>
            <text:p><text:span text:style-name="T2">(ref_dist&gt;=max(dist_scat)</text:span></text:p>
          </draw:text-box>
        </draw:frame>
        <draw:frame draw:style-name="gr18" draw:text-style-name="P3" draw:layer="layout" svg:width="5.3cm" svg:height="1.115cm" svg:x="14.2cm" svg:y="10.885cm">
          <draw:text-box>
            <text:p><text:span text:style-name="T2">Rotation direction of plate </text:span></text:p>
            <text:p><text:span text:style-name="T2">with <text:s/>+/- <text:s/>swipping of radar</text:span></text:p>
          </draw:text-box>
        </draw:frame>
        <draw:line draw:style-name="gr19" draw:text-style-name="P1" draw:layer="layout" svg:x1="10cm" svg:y1="5.7cm" svg:x2="10cm" svg:y2="6.2cm">
          <text:p/>
        </draw:line>
        <draw:line draw:style-name="gr19" draw:text-style-name="P1" draw:layer="layout" svg:x1="8cm" svg:y1="5.7cm" svg:x2="8cm" svg:y2="6.2cm">
          <text:p/>
        </draw:line>
        <draw:line draw:style-name="gr19" draw:text-style-name="P1" draw:layer="layout" svg:x1="8.5cm" svg:y1="6.5cm" svg:x2="8.5cm" svg:y2="7cm">
          <text:p/>
        </draw:line>
        <draw:line draw:style-name="gr19" draw:text-style-name="P1" draw:layer="layout" svg:x1="9.5cm" svg:y1="6.5cm" svg:x2="9.5cm" svg:y2="7cm">
          <text:p/>
        </draw:line>
        <draw:line draw:style-name="gr19" draw:text-style-name="P1" draw:layer="layout" svg:x1="8.5cm" svg:y1="5cm" svg:x2="8.5cm" svg:y2="5.5cm">
          <text:p/>
        </draw:line>
        <draw:line draw:style-name="gr19" draw:text-style-name="P1" draw:layer="layout" svg:x1="9.5cm" svg:y1="5cm" svg:x2="9.5cm" svg:y2="5.5cm">
          <text:p/>
        </draw:line>
        <draw:line draw:style-name="gr20" draw:text-style-name="P1" draw:layer="layout" svg:x1="11.5cm" svg:y1="25.7cm" svg:x2="11.5cm" svg:y2="26.2cm">
          <text:p/>
        </draw:line>
        <draw:line draw:style-name="gr20" draw:text-style-name="P1" draw:layer="layout" svg:x1="8.5cm" svg:y1="25.8cm" svg:x2="8.5cm" svg:y2="26.3cm">
          <text:p/>
        </draw:line>
        <draw:line draw:style-name="gr20" draw:text-style-name="P1" draw:layer="layout" svg:x1="7.7cm" svg:y1="24.1cm" svg:x2="7.7cm" svg:y2="24.6cm">
          <text:p/>
        </draw:line>
        <draw:line draw:style-name="gr20" draw:text-style-name="P1" draw:layer="layout" svg:x1="8.5cm" svg:y1="22.5cm" svg:x2="8.5cm" svg:y2="23cm">
          <text:p/>
        </draw:line>
        <draw:line draw:style-name="gr20" draw:text-style-name="P1" draw:layer="layout" svg:x1="12.2cm" svg:y1="24.3cm" svg:x2="12.2cm" svg:y2="24.8cm">
          <text:p/>
        </draw:line>
        <draw:line draw:style-name="gr20" draw:text-style-name="P1" draw:layer="layout" svg:x1="11.5cm" svg:y1="22.5cm" svg:x2="11.5cm" svg:y2="23cm">
          <text:p/>
        </draw:line>
        <draw:line draw:style-name="gr21" draw:text-style-name="P1" draw:layer="layout" svg:x1="8.4cm" svg:y1="22.9cm" svg:x2="9.9cm" svg:y2="24.4cm">
          <text:p/>
        </draw:line>
        <draw:polyline draw:style-name="gr22" draw:text-style-name="P1" draw:layer="layout" svg:width="0.628cm" svg:height="0.197cm" draw:transform="rotate (-2.35619449019309) translate (9.5529999999995cm 24.028999999999cm)" svg:viewBox="0 0 629 198" draw:points="0,-47294 342,-47313 558,-47456 629,-47492">
          <text:p/>
        </draw:polyline>
        <draw:line draw:style-name="gr23" draw:text-style-name="P1" draw:layer="layout" svg:x1="7.1cm" svg:y1="23.2cm" svg:x2="9.1cm" svg:y2="24.2cm">
          <text:p/>
        </draw:line>
        <draw:frame draw:style-name="gr24" draw:text-style-name="P6" draw:layer="layout" svg:width="1.802cm" svg:height="0.725cm" svg:x="9.698cm" svg:y="1.775cm">
          <draw:text-box>
            <text:p><text:span text:style-name="T4">plate-1</text:span></text:p>
          </draw:text-box>
        </draw:frame>
        <draw:frame draw:style-name="gr24" draw:text-style-name="P6" draw:layer="layout" svg:width="1.802cm" svg:height="0.725cm" svg:x="10cm" svg:y="9.275cm">
          <draw:text-box>
            <text:p><text:span text:style-name="T4">plate-3</text:span></text:p>
          </draw:text-box>
        </draw:frame>
        <draw:frame draw:style-name="gr24" draw:text-style-name="P6" draw:layer="layout" svg:width="1.802cm" svg:height="0.725cm" svg:x="3.698cm" svg:y="5.5cm">
          <draw:text-box>
            <text:p><text:span text:style-name="T4">plate-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13T13:53:53</meta:creation-date>
    <dc:date>2011-02-14T11:52:50</dc:date>
    <meta:editing-duration>PT00H47M20S</meta:editing-duration>
    <meta:editing-cycles>12</meta:editing-cycles>
    <meta:generator>OpenOffice.org/3.2$Linux OpenOffice.org_project/320m12$Build-9483</meta:generator>
    <meta:document-statistic meta:object-count="80"/>
  </office:meta>
</office:document-meta>
</file>